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6193in"/>
    </style:style>
    <style:style style:name="co13" style:family="table-column">
      <style:table-column-properties fo:break-before="auto" style:column-width="1.7327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4382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362in" fo:break-before="auto" style:use-optimal-row-height="fals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272in" fo:break-before="auto" style:use-optimal-row-height="false"/>
    </style:style>
    <style:style style:name="ro15" style:family="table-row">
      <style:table-row-properties style:row-height="0.1957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1.5728in" fo:break-before="auto" style:use-optimal-row-height="fals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0.8165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8327in" fo:break-before="auto" style:use-optimal-row-height="false"/>
    </style:style>
    <style:style style:name="ro31" style:family="table-row">
      <style:table-row-properties style:row-height="1.9965in" fo:break-before="auto" style:use-optimal-row-height="false"/>
    </style:style>
    <style:style style:name="ro32" style:family="table-row">
      <style:table-row-properties style:row-height="2.1972in" fo:break-before="auto" style:use-optimal-row-height="true"/>
    </style:style>
    <style:style style:name="ro33" style:family="table-row">
      <style:table-row-properties style:row-height="1.1563in" fo:break-before="auto" style:use-optimal-row-height="fals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1.9528in" fo:break-before="auto" style:use-optimal-row-height="false"/>
    </style:style>
    <style:style style:name="ro36" style:family="table-row">
      <style:table-row-properties style:row-height="1.811in" fo:break-before="auto" style:use-optimal-row-height="false"/>
    </style:style>
    <style:style style:name="ro37" style:family="table-row">
      <style:table-row-properties style:row-height="1.5272in" fo:break-before="auto" style:use-optimal-row-height="false"/>
    </style:style>
    <style:style style:name="ro38" style:family="table-row">
      <style:table-row-properties style:row-height="1.5161in" fo:break-before="auto" style:use-optimal-row-height="false"/>
    </style:style>
    <style:style style:name="ro39" style:family="table-row">
      <style:table-row-properties style:row-height="1.8764in" fo:break-before="auto" style:use-optimal-row-height="false"/>
    </style:style>
    <style:style style:name="ro40" style:family="table-row">
      <style:table-row-properties style:row-height="1.6472in" fo:break-before="auto" style:use-optimal-row-height="false"/>
    </style:style>
    <style:style style:name="ro41" style:family="table-row">
      <style:table-row-properties style:row-height="2.1055in" fo:break-before="auto" style:use-optimal-row-height="false"/>
    </style:style>
    <style:style style:name="ro42" style:family="table-row">
      <style:table-row-properties style:row-height="2.1709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0.2484in" fo:break-before="auto" style:use-optimal-row-height="false"/>
    </style:style>
    <style:style style:name="ro45" style:family="table-row">
      <style:table-row-properties style:row-height="0.4972in" fo:break-before="auto" style:use-optimal-row-height="false"/>
    </style:style>
    <style:style style:name="ro4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ext-properties style:font-name="Arial" fo:font-weight="bold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>
      <style:text-properties style:font-name="Arial" fo:font-weight="bold" style:font-name-asian="Tahoma1"/>
    </style:style>
    <style:style style:name="ce86" style:family="table-cell" style:parent-style-name="Default">
      <style:text-properties style:font-name="Arial" fo:font-weight="bold" style:font-weight-asian="bold" style:font-weight-complex="bold"/>
    </style:style>
    <style:style style:name="ce87" style:family="table-cell" style:parent-style-name="Default">
      <style:text-properties style:font-name="Ari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98" style:family="table-cell" style:parent-style-name="Default">
      <style:table-cell-properties fo:padding-bottom="0.0193in" fo:padding-left="0.0138in" fo:padding-right="0.0138in" fo:padding-top="0.0193in"/>
    </style:style>
    <style:style style:name="ce99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wrap-option="wrap"/>
      <style:text-properties fo:color="#000000" style:font-name="Arial" fo:font-size="10pt"/>
    </style:style>
    <style:style style:name="ce117" style:family="table-cell" style:parent-style-name="Default">
      <style:text-properties fo:color="#000000" style:font-name="Arial" fo:font-size="10pt"/>
    </style:style>
    <style:style style:name="ce118" style:family="table-cell" style:parent-style-name="Default">
      <style:text-properties fo:color="#000000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/>
      <style:text-properties style:font-name="Arial" fo:font-size="10pt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ext-properties style:use-window-font-color="true" style:font-name="Arial" fo:font-size="10pt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GB" style:font-name-asian="Tahoma1" style:font-name-complex="Tahoma2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fo:language="en" fo:country="GB" style:font-name-asian="Tahoma1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fo:color="#000000" style:font-name="Arial" fo:language="en" fo:country="GB" style:font-name-asian="Tahoma1" style:font-name-complex="Tahoma2"/>
    </style:style>
    <style:style style:name="T10" style:family="text">
      <style:text-properties style:font-name="Arial" fo:language="en" fo:country="US" style:font-name-asian="Lucida Sans Unicode" style:font-name-complex="Tahoma2"/>
    </style:style>
    <style:style style:name="T11" style:family="text">
      <style:text-properties fo:language="en" fo:country="US" style:font-name-asian="Lucida Sans Unicode"/>
    </style:style>
    <style:style style:name="T12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ANDROI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2">
            <text:p>42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5">
            <text:p>25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22-04-21">
            <text:p>21-Apr-2022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case base new version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73">
            <text:p>10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9"/>
        <table:table-column table:style-name="co10" table:default-cell-style-name="ce49"/>
        <table:table-column table:style-name="co8" table:number-columns-repeated="2" table:default-cell-style-name="ce92"/>
        <table:table-column table:style-name="co11" table:default-cell-style-name="Default"/>
        <table:table-column table:style-name="co8" table:number-columns-repeated="1019" table:default-cell-style-name="Default"/>
        <table:table-row table:style-name="ro6">
          <table:table-cell table:style-name="ce44" office:value-type="string" table:number-columns-spanned="2" table:number-rows-spanned="1">
            <text:p><text:span text:style-name="T1">Sniff Test Check List</text:span></text:p>
            <text:p><text:span text:style-name="T2">Based on Product </text:span><text:span text:style-name="T2">version: 1.0</text:span></text:p>
          </table:table-cell>
          <table:covered-table-cell table:style-name="ce53"/>
          <table:table-cell table:style-name="ce88"/>
          <table:table-cell table:style-name="ce88" office:value-type="string">
            <text:p>Affect</text:p>
          </table:table-cell>
          <table:table-cell table:number-columns-repeated="1020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number-columns-repeated="1020"/>
        </table:table-row>
        <table:table-row table:style-name="ro8">
          <table:table-cell table:style-name="ce46" office:value-type="string">
            <text:p>SNF_ADR_LGN_01</text:p>
          </table:table-cell>
          <table:table-cell table:style-name="ce54" office:value-type="string">
            <text:p>Sign in an eXo server with valid user/password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98" table:number-columns-repeated="1020"/>
        </table:table-row>
        <table:table-row table:style-name="ro9">
          <table:table-cell table:style-name="ce46" office:value-type="string">
            <text:p>SNF_ADR_LGN_02</text:p>
          </table:table-cell>
          <table:table-cell table:style-name="ce54" office:value-type="string">
            <text:p>Sign in an eXo server with invalid user nam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LGN_03</text:p>
          </table:table-cell>
          <table:table-cell table:style-name="ce54" office:value-type="string">
            <text:p>Sign in an eXo server with invalid password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LGO_04</text:p>
          </table:table-cell>
          <table:table-cell table:style-name="ce54" office:value-type="string">
            <text:p>Logout of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T_05</text:p>
          </table:table-cell>
          <table:table-cell table:style-name="ce54" office:value-type="string">
            <text:p>Display Setting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V_06</text:p>
          </table:table-cell>
          <table:table-cell table:style-name="ce54" office:value-type="string">
            <text:p>Change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V_07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V_08</text:p>
          </table:table-cell>
          <table:table-cell table:style-name="ce55" office:value-type="string">
            <text:p>Add a server into the list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V_09</text:p>
          </table:table-cell>
          <table:table-cell table:style-name="ce56" office:value-type="string">
            <text:p>Add an existing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V_10</text:p>
          </table:table-cell>
          <table:table-cell table:style-name="ce56" office:value-type="string">
            <text:p>Edit a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SEV_11</text:p>
          </table:table-cell>
          <table:table-cell table:style-name="ce56" office:value-type="string">
            <text:p>Delete a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10">
          <table:table-cell table:style-name="ce46" office:value-type="string">
            <text:p>SNF_ADR_LAG_12</text:p>
          </table:table-cell>
          <table:table-cell table:style-name="ce57" office:value-type="string">
            <text:p>Setting langu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GUI_13</text:p>
          </table:table-cell>
          <table:table-cell table:style-name="ce58" office:value-type="string">
            <text:p>View User guid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HOM_14</text:p>
          </table:table-cell>
          <table:table-cell table:style-name="ce58" office:value-type="string">
            <text:p>Check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APP_15</text:p>
          </table:table-cell>
          <table:table-cell table:style-name="ce58" office:value-type="string">
            <text:p>Add Application to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APP_16</text:p>
          </table:table-cell>
          <table:table-cell table:style-name="ce58" office:value-type="string">
            <text:p>Remove Application on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APP_17</text:p>
          </table:table-cell>
          <table:table-cell table:style-name="ce58" office:value-type="string">
            <text:p>Move Application on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APP_18</text:p>
          </table:table-cell>
          <table:table-cell table:style-name="ce58" office:value-type="string">
            <text:p>Back application that opening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AB_19</text:p>
          </table:table-cell>
          <table:table-cell table:style-name="ce58" office:value-type="string">
            <text:p>View Dashboard tab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AB_20</text:p>
          </table:table-cell>
          <table:table-cell table:style-name="ce58" office:value-type="string">
            <text:p>Update Dashboard tab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AB_21</text:p>
          </table:table-cell>
          <table:table-cell table:style-name="ce58" office:value-type="string">
            <text:p>View Gadget List 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AB_22</text:p>
          </table:table-cell>
          <table:table-cell table:style-name="ce58" office:value-type="string">
            <text:p>Update Gadget List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AB_23</text:p>
          </table:table-cell>
          <table:table-cell table:style-name="ce58" office:value-type="string">
            <text:p>View Content of Gadget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24</text:p>
          </table:table-cell>
          <table:table-cell table:style-name="ce58" office:value-type="string">
            <text:p>View Chat application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25</text:p>
          </table:table-cell>
          <table:table-cell table:style-name="ce58" office:value-type="string">
            <text:p>Close Chat application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26</text:p>
          </table:table-cell>
          <table:table-cell table:style-name="ce58" office:value-type="string">
            <text:p>View Chat window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27</text:p>
          </table:table-cell>
          <table:table-cell table:style-name="ce58" office:value-type="string">
            <text:p>Close Chat window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28</text:p>
          </table:table-cell>
          <table:table-cell table:style-name="ce58" office:value-type="string">
            <text:p>Typing Mess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29</text:p>
          </table:table-cell>
          <table:table-cell table:style-name="ce58" office:value-type="string">
            <text:p>Send Mess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30</text:p>
          </table:table-cell>
          <table:table-cell table:style-name="ce58" office:value-type="string">
            <text:p>Back user chat previous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CHA_31</text:p>
          </table:table-cell>
          <table:table-cell table:style-name="ce58" office:value-type="string">
            <text:p>Check notify mess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2</text:p>
          </table:table-cell>
          <table:table-cell table:style-name="ce58" office:value-type="string">
            <text:p>View Documents application 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3</text:p>
          </table:table-cell>
          <table:table-cell table:style-name="ce58" office:value-type="string">
            <text:p>Close Documents applicatio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4</text:p>
          </table:table-cell>
          <table:table-cell table:style-name="ce58" office:value-type="string">
            <text:p>View <text:s/>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5</text:p>
          </table:table-cell>
          <table:table-cell table:style-name="ce58" office:value-type="string">
            <text:p>Back Folder List 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6</text:p>
          </table:table-cell>
          <table:table-cell table:style-name="ce58" office:value-type="string">
            <text:p>View a Fil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7</text:p>
          </table:table-cell>
          <table:table-cell table:style-name="ce58" office:value-type="string">
            <text:p>View menu action of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8</text:p>
          </table:table-cell>
          <table:table-cell table:style-name="ce58" office:value-type="string">
            <text:p>Close menu action of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39</text:p>
          </table:table-cell>
          <table:table-cell table:style-name="ce58" office:value-type="string">
            <text:p>Delete a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40</text:p>
          </table:table-cell>
          <table:table-cell table:style-name="ce58" office:value-type="string">
            <text:p>Copy/Paste a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41</text:p>
          </table:table-cell>
          <table:table-cell table:style-name="ce58" office:value-type="string">
            <text:p>Cut/Paste a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6" office:value-type="string">
            <text:p>SNF_ADR_DOC_42</text:p>
          </table:table-cell>
          <table:table-cell table:style-name="ce58" office:value-type="string">
            <text:p>Take a Picture and upload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 table:number-rows-repeated="2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59"/>
          <table:table-cell table:number-columns-repeated="1022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number-columns-repeated="1023"/>
        </table:table-row>
        <table:table-row table:style-name="ro9">
          <table:table-cell table:style-name="ce47">
            <draw:frame table:end-cell-address="Check_List.B52" table:end-x="0.6252in" table:end-y="0.0917in" draw:z-index="0" draw:name="http://jira.exoplatform.org/images/icons/link_out_bot.gif" draw:style-name="gr1" draw:text-style-name="P1" svg:width="1.0374in" svg:height="0.0591in" svg:x="1.122in" svg:y="0.032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52" table:end-x="0.5008in" table:end-y="0.0902in" draw:z-index="1" draw:name="http://jira.exoplatform.org/images/icons/link_out_bot.gif" draw:style-name="gr1" draw:text-style-name="P1" svg:width="0.5165in" svg:height="0.0575in" svg:x="5.1102in" svg:y="0.032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>
            <draw:frame table:end-cell-address="Check_List.B60" table:end-x="0.6252in" table:end-y="0.1524in" draw:z-index="2" draw:name="http://jira.exoplatform.org/images/icons/link_out_bot.gif" draw:style-name="gr1" draw:text-style-name="P1" svg:width="1.0374in" svg:height="0.035in" svg:x="1.122in" svg:y="0.117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0">
            <draw:frame table:end-cell-address="Check_List.C60" table:end-x="0.5008in" table:end-y="0.1681in" draw:z-index="3" draw:name="http://jira.exoplatform.org/images/icons/link_out_bot.gif" draw:style-name="gr1" draw:text-style-name="P1" svg:width="0.5165in" svg:height="0.0508in" svg:x="5.1102in" svg:y="0.117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4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number-columns-repeated="1023"/>
        </table:table-row>
        <table:table-row table:style-name="ro9" table:number-rows-repeated="2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 table:number-rows-repeated="4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/>
          <table:table-cell table:style-name="ce61"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 table:number-rows-repeated="3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style-name="ce61"/>
          <table:table-cell table:number-columns-repeated="1022"/>
        </table:table-row>
        <table:table-row table:style-name="ro9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 table:number-rows-repeated="3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 table:number-columns-repeated="2"/>
          <table:table-cell table:style-name="ce93"/>
          <table:table-cell table:number-columns-repeated="1021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59"/>
          <table:table-cell table:number-columns-repeated="1022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 table:number-rows-repeated="3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11">
          <table:table-cell table:style-name="ce48" table:number-columns-spanned="2" table:number-rows-spanned="1"/>
          <table:covered-table-cell table:style-name="ce62"/>
          <table:table-cell table:style-name="ce48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/>
          <table:table-cell table:style-name="ce63"/>
          <table:table-cell table:number-columns-repeated="1022"/>
        </table:table-row>
        <table:table-row table:style-name="ro9" table:number-rows-repeated="3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4">
          <table:table-cell/>
          <table:table-cell table:style-name="ce64"/>
          <table:table-cell table:number-columns-repeated="1022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6"/>
          <table:table-cell table:number-columns-repeated="1022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>
          <table:table-cell/>
          <table:table-cell table:style-name="ce64"/>
          <table:table-cell table:style-name="ce93"/>
          <table:table-cell table:number-columns-repeated="1021"/>
        </table:table-row>
        <table:table-row table:style-name="ro9" table:number-rows-repeated="2">
          <table:table-cell/>
          <table:table-cell table:style-name="ce64"/>
          <table:table-cell table:number-columns-repeated="1022"/>
        </table:table-row>
        <table:table-row table:style-name="ro9">
          <table:table-cell/>
          <table:table-cell table:style-name="ce64"/>
          <table:table-cell table:style-name="ce93"/>
          <table:table-cell table:number-columns-repeated="1021"/>
        </table:table-row>
        <table:table-row table:style-name="ro9">
          <table:table-cell/>
          <table:table-cell table:style-name="ce67"/>
          <table:table-cell table:style-name="ce93"/>
          <table:table-cell table:number-columns-repeated="1021"/>
        </table:table-row>
        <table:table-row table:style-name="ro9">
          <table:table-cell/>
          <table:table-cell table:style-name="ce67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4"/>
          <table:table-cell table:style-name="ce93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4"/>
          <table:table-cell table:style-name="ce94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4"/>
          <table:table-cell table:style-name="ce93"/>
          <table:table-cell table:style-name="Default"/>
          <table:table-cell table:number-columns-repeated="1020"/>
        </table:table-row>
        <table:table-row table:style-name="ro9" table:number-rows-repeated="2">
          <table:table-cell/>
          <table:table-cell table:style-name="ce64"/>
          <table:table-cell table:number-columns-repeated="1022"/>
        </table:table-row>
        <table:table-row table:style-name="ro9">
          <table:table-cell/>
          <table:table-cell table:style-name="ce64"/>
          <table:table-cell table:style-name="ce95"/>
          <table:table-cell table:number-columns-repeated="1021"/>
        </table:table-row>
        <table:table-row table:style-name="ro9">
          <table:table-cell/>
          <table:table-cell table:style-name="ce67"/>
          <table:table-cell table:number-columns-repeated="1022"/>
        </table:table-row>
        <table:table-row table:style-name="ro9">
          <table:table-cell/>
          <table:table-cell table:style-name="ce68"/>
          <table:table-cell table:number-columns-repeated="1022"/>
        </table:table-row>
        <table:table-row table:style-name="ro9" table:number-rows-repeated="8">
          <table:table-cell/>
          <table:table-cell table:style-name="ce6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69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70"/>
          <table:table-cell table:style-name="ce95"/>
          <table:table-cell table:number-columns-repeated="1021"/>
        </table:table-row>
        <table:table-row table:style-name="ro9">
          <table:table-cell/>
          <table:table-cell table:style-name="ce71"/>
          <table:table-cell table:style-name="ce96"/>
          <table:table-cell table:number-columns-repeated="1021"/>
        </table:table-row>
        <table:table-row table:style-name="ro11">
          <table:table-cell table:style-name="ce48" table:number-columns-spanned="2" table:number-rows-spanned="1"/>
          <table:covered-table-cell table:style-name="ce62"/>
          <table:table-cell table:style-name="ce48" table:number-columns-repeated="2"/>
          <table:table-cell table:number-columns-repeated="1020"/>
        </table:table-row>
        <table:table-row table:style-name="ro9">
          <table:table-cell table:style-name="ce50"/>
          <table:table-cell table:style-name="ce72"/>
          <table:table-cell table:style-name="ce93"/>
          <table:table-cell table:number-columns-repeated="1021"/>
        </table:table-row>
        <table:table-row table:style-name="ro9">
          <table:table-cell table:style-name="ce50"/>
          <table:table-cell table:style-name="ce73"/>
          <table:table-cell table:style-name="ce93"/>
          <table:table-cell table:number-columns-repeated="1021"/>
        </table:table-row>
        <table:table-row table:style-name="ro9">
          <table:table-cell table:style-name="ce50"/>
          <table:table-cell table:style-name="ce74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75"/>
          <table:table-cell table:number-columns-repeated="1022"/>
        </table:table-row>
        <table:table-row table:style-name="ro9">
          <table:table-cell table:style-name="ce50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77"/>
          <table:table-cell table:number-columns-repeated="1022"/>
        </table:table-row>
        <table:table-row table:style-name="ro9">
          <table:table-cell table:style-name="ce50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78"/>
          <table:table-cell table:number-columns-repeated="1022"/>
        </table:table-row>
        <table:table-row table:style-name="ro9">
          <table:table-cell table:style-name="ce50"/>
          <table:table-cell table:style-name="ce77"/>
          <table:table-cell table:number-columns-repeated="1022"/>
        </table:table-row>
        <table:table-row table:style-name="ro9" table:number-rows-repeated="3">
          <table:table-cell table:style-name="ce50"/>
          <table:table-cell table:style-name="ce79"/>
          <table:table-cell table:number-columns-repeated="1022"/>
        </table:table-row>
        <table:table-row table:style-name="ro9">
          <table:table-cell table:style-name="ce50"/>
          <table:table-cell table:style-name="ce77"/>
          <table:table-cell table:number-columns-repeated="1022"/>
        </table:table-row>
        <table:table-row table:style-name="ro12">
          <table:table-cell table:style-name="ce48" table:number-columns-spanned="2" table:number-rows-spanned="1"/>
          <table:covered-table-cell table:style-name="ce62"/>
          <table:table-cell table:style-name="ce48" table:number-columns-repeated="2"/>
          <table:table-cell table:number-columns-repeated="1020"/>
        </table:table-row>
        <table:table-row table:style-name="ro9">
          <table:table-cell table:style-name="ce50"/>
          <table:table-cell table:number-columns-repeated="1023"/>
        </table:table-row>
        <table:table-row table:style-name="ro9">
          <table:table-cell table:style-name="ce50"/>
          <table:table-cell/>
          <table:table-cell table:style-name="ce93"/>
          <table:table-cell table:number-columns-repeated="1021"/>
        </table:table-row>
        <table:table-row table:style-name="ro9" table:number-rows-repeated="2">
          <table:table-cell table:style-name="ce50"/>
          <table:table-cell table:number-columns-repeated="1023"/>
        </table:table-row>
        <table:table-row table:style-name="ro9">
          <table:table-cell table:style-name="ce50"/>
          <table:table-cell table:style-name="ce73"/>
          <table:table-cell table:number-columns-repeated="1022"/>
        </table:table-row>
        <table:table-row table:style-name="ro9">
          <table:table-cell table:style-name="ce50"/>
          <table:table-cell table:style-name="ce80"/>
          <table:table-cell table:number-columns-repeated="1022"/>
        </table:table-row>
        <table:table-row table:style-name="ro9">
          <table:table-cell table:style-name="ce50"/>
          <table:table-cell table:style-name="ce72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80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1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2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0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3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0"/>
          <table:table-cell/>
          <table:table-cell table:style-name="ce87"/>
          <table:table-cell table:number-columns-repeated="1020"/>
        </table:table-row>
        <table:table-row table:style-name="ro9" table:number-rows-repeated="3">
          <table:table-cell table:style-name="ce50"/>
          <table:table-cell table:style-name="ce84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5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6"/>
          <table:table-cell/>
          <table:table-cell table:style-name="ce87"/>
          <table:table-cell table:number-columns-repeated="1020"/>
        </table:table-row>
        <table:table-row table:style-name="ro9" table:number-rows-repeated="5">
          <table:table-cell table:style-name="ce51"/>
          <table:table-cell table:style-name="ce87" table:number-columns-repeated="3"/>
          <table:table-cell table:style-name="ce99"/>
          <table:table-cell table:number-columns-repeated="1019"/>
        </table:table-row>
        <table:table-row table:style-name="ro9" table:number-rows-repeated="9">
          <table:table-cell table:style-name="ce51"/>
          <table:table-cell table:style-name="ce87" table:number-columns-repeated="3"/>
          <table:table-cell table:number-columns-repeated="1020"/>
        </table:table-row>
        <table:table-row table:style-name="ro9" table:number-rows-repeated="10">
          <table:table-cell table:style-name="ce52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52"/>
          <table:table-cell table:style-name="Default" table:number-columns-repeated="3"/>
          <table:table-cell table:number-columns-repeated="102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11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ce135"/>
        <table:table-column table:style-name="co8" table:number-columns-repeated="247" table:default-cell-style-name="Default"/>
        <table:table-row table:style-name="ro13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25"/>
          <table:table-cell table:style-name="ce105"/>
          <table:table-cell table:style-name="ce132"/>
          <table:table-cell table:style-name="ce105"/>
          <table:table-cell table:style-name="ce138" office:value-type="string">
            <text:p>Passed</text:p>
          </table:table-cell>
          <table:table-cell table:style-name="ce138" table:formula="of:=COUNTIF([.L$7:.L$1050];[.$K1])" office:value-type="float" office:value="0">
            <text:p>0</text:p>
          </table:table-cell>
          <table:table-cell table:style-name="ce138" table:formula="of:=COUNTIF([.M$7:.M$1050];[.$K1])" office:value-type="float" office:value="0">
            <text:p>0</text:p>
          </table:table-cell>
          <table:table-cell table:style-name="ce138" table:formula="of:=COUNTIF([.N$7:.N$1050];[.$K1])" office:value-type="float" office:value="0">
            <text:p>0</text:p>
          </table:table-cell>
          <table:table-cell table:style-name="ce138" table:formula="of:=COUNTIF([.O$7:.O$1050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3">
          <table:table-cell table:style-name="ce100"/>
          <table:table-cell table:style-name="ce105" table:number-columns-repeated="4"/>
          <table:table-cell table:style-name="ce100"/>
          <table:table-cell table:style-name="ce125"/>
          <table:table-cell table:style-name="ce105"/>
          <table:table-cell table:style-name="ce132"/>
          <table:table-cell table:style-name="ce105"/>
          <table:table-cell table:style-name="ce138" office:value-type="string">
            <text:p>Failed</text:p>
          </table:table-cell>
          <table:table-cell table:style-name="ce138" table:formula="of:=COUNTIF([.L$7:.L$1050];[.$K2])" office:value-type="float" office:value="0">
            <text:p>0</text:p>
          </table:table-cell>
          <table:table-cell table:style-name="ce138" table:formula="of:=COUNTIF([.M$7:.M$1050];[.$K2])" office:value-type="float" office:value="0">
            <text:p>0</text:p>
          </table:table-cell>
          <table:table-cell table:style-name="ce138" table:formula="of:=COUNTIF([.N$7:.N$1050];[.$K2])" office:value-type="float" office:value="0">
            <text:p>0</text:p>
          </table:table-cell>
          <table:table-cell table:style-name="ce138" table:formula="of:=COUNTIF([.O$7:.O$1050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4">
          <table:table-cell table:style-name="ce100"/>
          <table:table-cell table:style-name="ce106" office:value-type="string">
            <text:p>Functions List<text:span text:style-name="T3">:</text:span></text:p>
          </table:table-cell>
          <table:table-cell table:style-name="ce109" office:value-type="string" table:number-columns-spanned="3" table:number-rows-spanned="1">
            <text:p>Sniff Test </text:p>
          </table:table-cell>
          <table:covered-table-cell table:style-name="ce111"/>
          <table:covered-table-cell table:style-name="ce115"/>
          <table:table-cell table:style-name="ce100"/>
          <table:table-cell table:style-name="ce125" office:value-type="string">
            <text:p><text:s/></text:p>
          </table:table-cell>
          <table:table-cell table:style-name="ce128"/>
          <table:table-cell table:style-name="ce133"/>
          <table:table-cell table:style-name="ce100"/>
          <table:table-cell table:style-name="ce138" office:value-type="string">
            <text:p>Blocked</text:p>
          </table:table-cell>
          <table:table-cell table:style-name="ce138" table:formula="of:=COUNTIF([.L$7:.L$1050];[.$K3])" office:value-type="float" office:value="0">
            <text:p>0</text:p>
          </table:table-cell>
          <table:table-cell table:style-name="ce138" table:formula="of:=COUNTIF([.M$7:.M$1050];[.$K3])" office:value-type="float" office:value="0">
            <text:p>0</text:p>
          </table:table-cell>
          <table:table-cell table:style-name="ce138" table:formula="of:=COUNTIF([.N$7:.N$1050];[.$K3])" office:value-type="float" office:value="0">
            <text:p>0</text:p>
          </table:table-cell>
          <table:table-cell table:style-name="ce138" table:formula="of:=COUNTIF([.O$7:.O$1050];[.$K3])" office:value-type="float" office:value="0">
            <text:p>0</text:p>
          </table:table-cell>
          <table:table-cell table:style-name="ce141"/>
          <table:table-cell table:style-name="ce128"/>
          <table:table-cell table:number-columns-repeated="239"/>
        </table:table-row>
        <table:table-row table:style-name="ro15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f:=MAX([.A7:.A6650])" office:value-type="float" office:value="42" table:number-columns-spanned="3" table:number-rows-spanned="1">
            <text:p>42</text:p>
          </table:table-cell>
          <table:covered-table-cell table:style-name="ce112"/>
          <table:covered-table-cell table:style-name="ce116"/>
          <table:table-cell table:style-name="ce100"/>
          <table:table-cell table:style-name="ce125"/>
          <table:table-cell table:style-name="ce128"/>
          <table:table-cell table:style-name="ce133"/>
          <table:table-cell table:style-name="ce100"/>
          <table:table-cell table:style-name="ce139" office:value-type="string">
            <text:p>Not run</text:p>
          </table:table-cell>
          <table:table-cell table:style-name="ce138" table:formula="of:=COUNTIF([.L$7:.L$1050];[.$K4])" office:value-type="float" office:value="0">
            <text:p>0</text:p>
          </table:table-cell>
          <table:table-cell table:style-name="ce138" table:formula="of:=COUNTIF([.M$7:.M$1050];[.$K4])" office:value-type="float" office:value="0">
            <text:p>0</text:p>
          </table:table-cell>
          <table:table-cell table:style-name="ce138" table:formula="of:=COUNTIF([.N$7:.N$1050];[.$K4])" office:value-type="float" office:value="0">
            <text:p>0</text:p>
          </table:table-cell>
          <table:table-cell table:style-name="ce138" table:formula="of:=COUNTIF([.O$7:.O$1050];[.$K4])" office:value-type="float" office:value="0">
            <text:p>0</text:p>
          </table:table-cell>
          <table:table-cell table:style-name="ce142"/>
          <table:table-cell table:style-name="ce128"/>
          <table:table-cell table:number-columns-repeated="239"/>
        </table:table-row>
        <table:table-row table:style-name="ro16">
          <table:table-cell table:style-name="ce100" table:number-columns-repeated="3"/>
          <table:table-cell table:style-name="ce113"/>
          <table:table-cell table:style-name="ce117"/>
          <table:table-cell table:style-name="ce100"/>
          <table:table-cell table:style-name="ce125"/>
          <table:table-cell table:style-name="ce128"/>
          <table:table-cell table:style-name="ce133"/>
          <table:table-cell table:style-name="ce100"/>
          <table:table-cell office:value-type="string">
            <text:p>N/A</text:p>
          </table:table-cell>
          <table:table-cell table:style-name="ce138" table:formula="of:=COUNTIF([.L$7:.L$1050];[.$K5])" office:value-type="float" office:value="0">
            <text:p>0</text:p>
          </table:table-cell>
          <table:table-cell table:style-name="ce138" table:formula="of:=COUNTIF([.M$7:.M$1050];[.$K5])" office:value-type="float" office:value="0">
            <text:p>0</text:p>
          </table:table-cell>
          <table:table-cell table:style-name="ce138" table:formula="of:=COUNTIF([.N$7:.N$1050];[.$K5])" office:value-type="float" office:value="0">
            <text:p>0</text:p>
          </table:table-cell>
          <table:table-cell table:style-name="ce138" table:formula="of:=COUNTIF([.O$7:.O$1050];[.$K5])" office:value-type="float" office:value="0">
            <text:p>0</text:p>
          </table:table-cell>
          <table:table-cell table:style-name="ce142"/>
          <table:table-cell table:style-name="ce128"/>
          <table:table-cell table:number-columns-repeated="239"/>
        </table:table-row>
        <table:table-row table:style-name="ro9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17">
          <table:table-cell table:style-name="ce102" office:value-type="float" office:value="1">
            <text:p>001</text:p>
          </table:table-cell>
          <table:table-cell table:style-name="ce46" office:value-type="string">
            <text:p>SNF_ADR_LGN_0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in/Authenticate Valid</text:p>
          </table:table-cell>
          <table:table-cell table:style-name="ce54" office:value-type="string">
            <text:p>Sign in an eXo server with valid user/password</text:p>
          </table:table-cell>
          <table:table-cell table:style-name="ce119" office:value-type="string">
            <text:p>Step 1: Sign In</text:p>
          </table:table-cell>
          <table:table-cell table:style-name="ce119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29" office:value-type="string">
            <text:p>- The application shows a loader then the Home is displayed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8">
          <table:table-cell table:style-name="ce103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6" office:value-type="string">
            <text:p>SNF_ADR_LGN_0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in/Invalid User Name</text:p>
          </table:table-cell>
          <table:table-cell table:style-name="ce54" office:value-type="string">
            <text:p>Sign in an eXo server with invalid user name</text:p>
          </table:table-cell>
          <table:table-cell table:style-name="ce119" office:value-type="string">
            <text:p>Step 1: Sign In</text:p>
          </table:table-cell>
          <table:table-cell table:style-name="ce119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29" office:value-type="string">
            <text:p>- The Application shows the loader then an error message is displayed 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8">
          <table:table-cell table:style-name="ce103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6" office:value-type="string">
            <text:p>SNF_ADR_LGN_0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in/Invalid Password</text:p>
          </table:table-cell>
          <table:table-cell table:style-name="ce54" office:value-type="string">
            <text:p>Sign in an eXo server with invalid password</text:p>
          </table:table-cell>
          <table:table-cell table:style-name="ce119" office:value-type="string">
            <text:p>Step 1: Sign In</text:p>
          </table:table-cell>
          <table:table-cell table:style-name="ce119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29" office:value-type="string">
            <text:p>- The Application shows the loader then an error message is displayed 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9">
          <table:table-cell table:style-name="ce103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6" office:value-type="string">
            <text:p>SNF_ADR_LGO_0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out</text:p>
          </table:table-cell>
          <table:table-cell table:style-name="ce54" office:value-type="string">
            <text:p>Logout of Home screen</text:p>
          </table:table-cell>
          <table:table-cell table:style-name="ce119" office:value-type="string">
            <text:p>Step 1: Sign out</text:p>
          </table:table-cell>
          <table:table-cell table:style-name="ce120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29" office:value-type="string">
            <text:p>- A loader is displayed, then the authenticate screen is displayed with previous credentials.</text:p>
            <text:p/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0">
          <table:table-cell table:style-name="ce103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6" office:value-type="string">
            <text:p>SNF_ADR_SET_0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tting</text:p>
          </table:table-cell>
          <table:table-cell table:style-name="ce54" office:value-type="string">
            <text:p>Display Setting screen</text:p>
          </table:table-cell>
          <table:table-cell table:style-name="ce120" office:value-type="string">
            <text:p>Step 1: Start the application</text:p>
          </table:table-cell>
          <table:table-cell table:style-name="ce120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0" office:value-type="string">
            <text:p>The application shows its settings. There is the possibility to change the language and change the server list 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1">
          <table:table-cell table:style-name="ce103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6" office:value-type="string">
            <text:p>SNF_ADR_SEV_0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Change Server</text:p>
          </table:table-cell>
          <table:table-cell table:style-name="ce54" office:value-type="string">
            <text:p>Change server</text:p>
          </table:table-cell>
          <table:table-cell table:style-name="ce119" office:value-type="string">
            <text:p>Step 1: Select server</text:p>
          </table:table-cell>
          <table:table-cell table:style-name="ce120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0" office:value-type="string">
            <text:p>The selected server on the previous screen is displayed with a small indicator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2">
          <table:table-cell table:style-name="ce103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6" office:value-type="string">
            <text:p>SNF_ADR_SEV_0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Modify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119" office:value-type="string">
            <text:p>Step 1: Select server</text:p>
          </table:table-cell>
          <table:table-cell table:style-name="ce120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0" office:value-type="string">
            <text:p>The selected server don't change. (because the user is already authenticate)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9">
          <table:table-cell table:style-name="ce103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6" office:value-type="string">
            <text:p>SNF_ADR_SEV_0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Add Server</text:p>
          </table:table-cell>
          <table:table-cell table:style-name="ce55" office:value-type="string">
            <text:p>Add a server into the list</text:p>
          </table:table-cell>
          <table:table-cell table:style-name="ce119" office:value-type="string">
            <text:p>Step 1: Add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OK] button</text:p>
          </table:table-cell>
          <table:table-cell table:style-name="ce129" office:value-type="string">
            <text:p>New server is added and shown in server list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6" office:value-type="string">
            <text:p>SNF_ADR_SEV_0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Add existing Server</text:p>
          </table:table-cell>
          <table:table-cell table:style-name="ce56" office:value-type="string">
            <text:p>Add an existing server</text:p>
          </table:table-cell>
          <table:table-cell table:style-name="ce119" office:value-type="string">
            <text:p>Step 1: Add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0" office:value-type="string">
            <text:p>An error message must be displayed with alert that the server is already present in the list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6" office:value-type="string">
            <text:p>SNF_ADR_SEV_1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Edit Server</text:p>
          </table:table-cell>
          <table:table-cell table:style-name="ce56" office:value-type="string">
            <text:p>Edit a server</text:p>
          </table:table-cell>
          <table:table-cell table:style-name="ce119" office:value-type="string">
            <text:p>Step 1: Edit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20" office:value-type="string">
            <text:p>The changed server is displayed with correct informations in server list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4">
          <table:table-cell table:style-name="ce103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6" office:value-type="string">
            <text:p>SNF_ADR_SEV_1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Delete Server</text:p>
          </table:table-cell>
          <table:table-cell table:style-name="ce56" office:value-type="string">
            <text:p>Delete a server</text:p>
          </table:table-cell>
          <table:table-cell table:style-name="ce119" office:value-type="string">
            <text:p>Step 1: Delete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0" office:value-type="string">
            <text:p>Selected server is removed in server list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5">
          <table:table-cell table:style-name="ce103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6" office:value-type="string">
            <text:p>SNF_ADR_LAG_1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tting Language</text:p>
          </table:table-cell>
          <table:table-cell table:style-name="ce57" office:value-type="string">
            <text:p>Setting language</text:p>
          </table:table-cell>
          <table:table-cell table:style-name="ce121" office:value-type="string">
            <text:p>Step 1: select language</text:p>
          </table:table-cell>
          <table:table-cell table:style-name="ce120" office:value-type="string">
            <text:p><text:span text:style-name="T4">- Start the application</text:span></text:p>
            <text:p><text:span text:style-name="T5">- Go into the settings </text:span></text:p>
            <text:p><text:span text:style-name="T6">- then, select a language in list</text:span></text:p>
          </table:table-cell>
          <table:table-cell table:style-name="ce119" office:value-type="string">
            <text:p>- All of UI control title on the application is displayed in selected language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6">
          <table:table-cell table:style-name="ce103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6" office:value-type="string">
            <text:p>SNF_ADR_GUI_1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User Guide</text:p>
          </table:table-cell>
          <table:table-cell table:style-name="ce58" office:value-type="string">
            <text:p>View User guide</text:p>
          </table:table-cell>
          <table:table-cell table:style-name="ce122" office:value-type="string">
            <text:p>Step 1: View User guide</text:p>
          </table:table-cell>
          <table:table-cell table:style-name="ce126" office:value-type="string">
            <text:p>- Touch on User Guide button </text:p>
          </table:table-cell>
          <table:table-cell table:style-name="ce126" office:value-type="string">
            <text:p>- The application will move user to the User guide screen.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6" office:value-type="string">
            <text:p>SNF_ADR_HOM_1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Home Screen</text:p>
          </table:table-cell>
          <table:table-cell table:style-name="ce58" office:value-type="string">
            <text:p>Check Home Screen</text:p>
          </table:table-cell>
          <table:table-cell table:style-name="ce121" office:value-type="string">
            <text:p>Step 1: Access Home screen</text:p>
          </table:table-cell>
          <table:table-cell table:style-name="ce120" office:value-type="string">
            <text:p>- Start the application on mobile device</text:p>
            <text:p>- Sign in with valid user name /password</text:p>
          </table:table-cell>
          <table:table-cell table:style-name="ce119" office:value-type="string">
            <text:p>- Home screen is displayed with applications</text:p>
            <text:p>- Applications is shown by icon and label in panel</text:p>
            <text:p>- A panel have maximum number of 9 applications (items)</text:p>
            <text:p>- Home page have maximum number of 3 panels</text:p>
            <text:p><text:s/>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4">
          <table:table-cell table:style-name="ce103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6" office:value-type="string">
            <text:p>SNF_ADR_APP_1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Application/Add</text:p>
          </table:table-cell>
          <table:table-cell table:style-name="ce58" office:value-type="string">
            <text:p>Add Application to Home screen</text:p>
          </table:table-cell>
          <table:table-cell table:style-name="ce121" office:value-type="string">
            <text:p>Step 1: Add Application</text:p>
          </table:table-cell>
          <table:table-cell table:style-name="ce120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19" office:value-type="string">
            <text:p>Selected application is added and <text:s/>displayed in Home screen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7">
          <table:table-cell table:style-name="ce103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6" office:value-type="string">
            <text:p>SNF_ADR_APP_1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Application/Remove</text:p>
          </table:table-cell>
          <table:table-cell table:style-name="ce58" office:value-type="string">
            <text:p>Remove Application on Home screen</text:p>
          </table:table-cell>
          <table:table-cell table:style-name="ce121" office:value-type="string">
            <text:p>Step 1: Remove Application</text:p>
          </table:table-cell>
          <table:table-cell table:style-name="ce120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19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8">
          <table:table-cell table:style-name="ce103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6" office:value-type="string">
            <text:p>SNF_ADR_APP_1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Application/Move</text:p>
          </table:table-cell>
          <table:table-cell table:style-name="ce58" office:value-type="string">
            <text:p>Move Application on Home screen</text:p>
          </table:table-cell>
          <table:table-cell table:style-name="ce121" office:value-type="string">
            <text:p>Step 1:Change position of application </text:p>
          </table:table-cell>
          <table:table-cell table:style-name="ce120" office:value-type="string">
            <text:p><text:span text:style-name="T7">- Start the application on mobile </text:span><text:span text:style-name="T7">device </text:span></text:p>
            <text:p><text:span text:style-name="T7">- Sign in with valid user name </text:span><text:span text:style-name="T7">/password</text:span></text:p>
            <text:p><text:span text:style-name="T7">- In Home screen: touch and hold </text:span><text:span text:style-name="T7">on an item → all items is </text:span><text:span text:style-name="T7">animated and change to edit </text:span><text:span text:style-name="T7">state</text:span></text:p>
            <text:p><text:span text:style-name="T7">- <text:s/>then drag and drop this item to </text:span><text:span text:style-name="T7">new position </text:span></text:p>
            <text:p><text:span text:style-name="T7">- Touch on [OK] button on the </text:span><text:span text:style-name="T7">right in the Navigation Bar to </text:span><text:span text:style-name="T7">complete moving applications</text:span></text:p>
          </table:table-cell>
          <table:table-cell table:style-name="ce119" office:value-type="string">
            <text:p>Selected application is moved to new position in User's Home and Items go back in the normal state 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9">
          <table:table-cell table:style-name="ce103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6" office:value-type="string">
            <text:p>SNF_ADR_APP_1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Application/Back</text:p>
          </table:table-cell>
          <table:table-cell table:style-name="ce58" office:value-type="string">
            <text:p>Back application that opening</text:p>
          </table:table-cell>
          <table:table-cell table:style-name="ce121" office:value-type="string">
            <text:p>Step 1: Back application</text:p>
          </table:table-cell>
          <table:table-cell table:style-name="ce120" office:value-type="string">
            <text:p><text:span text:style-name="T7">- Start the application on mobile </text:span><text:span text:style-name="T7">device </text:span></text:p>
            <text:p><text:span text:style-name="T7">- Sign in with valid user name </text:span><text:span text:style-name="T7">/password</text:span></text:p>
            <text:p><text:span text:style-name="T7">- In Home screen: touch on an </text:span><text:span text:style-name="T7">existing application</text:span></text:p>
            <text:p><text:span text:style-name="T7">→ </text:span><text:span text:style-name="T7">Content application is </text:span><text:span text:style-name="T7">displayed</text:span></text:p>
            <text:p><text:span text:style-name="T7">- then, touch on [Back] button <text:s/>on </text:span><text:span text:style-name="T7">the left in the Navigation bar</text:span></text:p>
          </table:table-cell>
          <table:table-cell table:style-name="ce119" office:value-type="string">
            <text:p>Selected application screen is closed and Home screen is come back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4">
          <table:table-cell table:style-name="ce103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6" office:value-type="string">
            <text:p>SNF_ADR_DAB_1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GadgetTabs/View</text:p>
          </table:table-cell>
          <table:table-cell table:style-name="ce58" office:value-type="string">
            <text:p>View Dashboard tab</text:p>
          </table:table-cell>
          <table:table-cell table:style-name="ce122" office:value-type="string">
            <text:p>Step 1: View Dashboard tabs</text:p>
          </table:table-cell>
          <table:table-cell table:style-name="ce119" office:value-type="string">
            <text:p>- Create some dashboard tabs on PLF 3.0 via browser.</text:p>
            <text:p><text:span text:style-name="T4">- Start the application on mobile </text:span><text:span text:style-name="T4">device </text:span></text:p>
            <text:p><text:span text:style-name="T4">- Sign in with valid user name </text:span><text:span text:style-name="T4">/password</text:span></text:p>
            <text:p><text:span text:style-name="T4">- touch on an [Dashboard] </text:span><text:span text:style-name="T4">application in Home Page</text:span></text:p>
          </table:table-cell>
          <table:table-cell table:style-name="ce119" office:value-type="string">
            <text:p>- All tab names will be displayed 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30">
          <table:table-cell table:style-name="ce103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6" office:value-type="string">
            <text:p>SNF_ADR_DAB_2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GadgetTabs/Update</text:p>
          </table:table-cell>
          <table:table-cell table:style-name="ce58" office:value-type="string">
            <text:p>Update Dashboard tab</text:p>
          </table:table-cell>
          <table:table-cell table:style-name="ce121" office:value-type="string">
            <text:p>Step 1: Update Dashboard tab tabs</text:p>
          </table:table-cell>
          <table:table-cell table:style-name="ce127" office:value-type="string">
            <text:p>- Create new more some dashboard tabs or delete some existed dashboard tabs</text:p>
            <text:p><text:span text:style-name="T4">- Start the application on mobile </text:span><text:span text:style-name="T4">device </text:span></text:p>
            <text:p><text:span text:style-name="T4">- Sign out &amp; Sign in again or exit </text:span><text:span text:style-name="T4">application → start application → </text:span><text:span text:style-name="T4">sign in</text:span></text:p>
            <text:p><text:span text:style-name="T4">- Touch on [Dashboard] </text:span><text:span text:style-name="T4">application in Home page and <text:s/></text:span><text:span text:style-name="T4">then touch on tab</text:span></text:p>
          </table:table-cell>
          <table:table-cell table:style-name="ce119" office:value-type="string">
            <text:p>- <text:s/>Dashboard tabs list will be updated (added or removed)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6" office:value-type="string">
            <text:p>SNF_ADR_DAB_2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Add</text:p>
          </table:table-cell>
          <table:table-cell table:style-name="ce58" office:value-type="string">
            <text:p>View Gadget List </text:p>
          </table:table-cell>
          <table:table-cell table:style-name="ce123" office:value-type="string">
            <text:p>Step 1: View Gadget List</text:p>
          </table:table-cell>
          <table:table-cell table:style-name="ce127" office:value-type="string">
            <text:p><text:span text:style-name="T8">- Add some gadget into tabs on </text:span><text:span text:style-name="T8">PLF 3.0 via browser.</text:span></text:p>
            <text:p><text:span text:style-name="T4">- Start the application on mobile </text:span><text:span text:style-name="T4">device </text:span></text:p>
            <text:p><text:span text:style-name="T4">- Sign in with valid User </text:span><text:span text:style-name="T4">Name/Password</text:span></text:p>
            <text:p><text:span text:style-name="T4">- Touch on [Dashboard] </text:span><text:span text:style-name="T4">application in Home pag</text:span></text:p>
            <text:p><text:span text:style-name="T8">- Touch on Gadget tab item</text:span></text:p>
          </table:table-cell>
          <table:table-cell table:style-name="ce119" office:value-type="string">
            <text:p>- All gadgets added will be displayed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1">
          <table:table-cell table:style-name="ce103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6" office:value-type="string">
            <text:p>SNF_ADR_DAB_2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Update</text:p>
          </table:table-cell>
          <table:table-cell table:style-name="ce58" office:value-type="string">
            <text:p>Update Gadget List</text:p>
          </table:table-cell>
          <table:table-cell table:style-name="ce121" office:value-type="string">
            <text:p>Step 1: Update Gadget List</text:p>
          </table:table-cell>
          <table:table-cell table:style-name="ce127" office:value-type="string">
            <text:p><text:span text:style-name="T8">- Added new more some gadget </text:span><text:span text:style-name="T8">into dashboard tabs or delete </text:span><text:span text:style-name="T8">some existed gadgets via </text:span><text:span text:style-name="T8">browser</text:span></text:p>
            <text:p><text:span text:style-name="T4">- Start the application on mobile </text:span><text:span text:style-name="T4">device </text:span></text:p>
            <text:p><text:span text:style-name="T8">- Sign out &amp; Sign in again or exit </text:span><text:span text:style-name="T8">application → start application → </text:span><text:span text:style-name="T8">sign in </text:span></text:p>
            <text:p><text:span text:style-name="T4">- Touch on [Dashboard] </text:span><text:span text:style-name="T4">application in Home page</text:span></text:p>
            <text:p><text:span text:style-name="T8">- Touch on Gadget tab item</text:span></text:p>
          </table:table-cell>
          <table:table-cell table:style-name="ce119" office:value-type="string">
            <text:p>- Gadget List will be updated (added or removed)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32">
          <table:table-cell table:style-name="ce103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6" office:value-type="string">
            <text:p>SNF_ADR_DAB_2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Launch</text:p>
          </table:table-cell>
          <table:table-cell table:style-name="ce58" office:value-type="string">
            <text:p>View Content of Gadget</text:p>
          </table:table-cell>
          <table:table-cell table:style-name="ce121" office:value-type="string">
            <text:p>Step 1: Gadget Content</text:p>
          </table:table-cell>
          <table:table-cell table:style-name="ce127" office:value-type="string">
            <text:p><text:span text:style-name="T8">- Added new more some gadget </text:span><text:span text:style-name="T8">into dashboard tabs or delete </text:span><text:span text:style-name="T8">some existed gadgets via </text:span><text:span text:style-name="T8">browser</text:span></text:p>
            <text:p><text:span text:style-name="T4">- Start the application on mobile </text:span><text:span text:style-name="T4">device </text:span></text:p>
            <text:p><text:span text:style-name="T8">- Sign out &amp; Sign in again or exit </text:span><text:span text:style-name="T8">application → start application → </text:span><text:span text:style-name="T8">sign in </text:span></text:p>
            <text:p><text:span text:style-name="T4">- Touch on [Dashboard] </text:span><text:span text:style-name="T4">application in Home page</text:span></text:p>
            <text:p>- Touch on each Gadget tab</text:p>
            <text:p>- select any Gadget item in the Gadget list</text:p>
          </table:table-cell>
          <table:table-cell table:style-name="ce119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33">
          <table:table-cell table:style-name="ce103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6" office:value-type="string">
            <text:p>SNF_ADR_CHA_2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Open</text:p>
          </table:table-cell>
          <table:table-cell table:style-name="ce58" office:value-type="string">
            <text:p>View Chat application screen</text:p>
          </table:table-cell>
          <table:table-cell table:style-name="ce121" office:value-type="string">
            <text:p>Step 1: Open Chat application </text:p>
          </table:table-cell>
          <table:table-cell table:style-name="ce119" office:value-type="string">
            <text:p><text:span text:style-name="T9">- Start the application on mobile </text:span><text:span text:style-name="T9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</table:table-cell>
          <table:table-cell table:style-name="ce127" office:value-type="string">
            <text:p><text:span text:style-name="T8">- Chat application will be showed </text:span><text:span text:style-name="T8">on the screen with list of </text:span><text:span text:style-name="T8">contacts.</text:span></text:p>
            <text:p><text:span text:style-name="T8">- Online user will be showed with </text:span><text:span text:style-name="T8">green icon. Offline user will be </text:span><text:span text:style-name="T8">showed with gray icon.</text:span>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4">
          <table:table-cell table:style-name="ce103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6" office:value-type="string">
            <text:p>SNF_ADR_CHA_2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Close</text:p>
          </table:table-cell>
          <table:table-cell table:style-name="ce58" office:value-type="string">
            <text:p>Close Chat application screen</text:p>
          </table:table-cell>
          <table:table-cell table:style-name="ce121" office:value-type="string">
            <text:p>Step 1: Closing Chat application</text:p>
          </table:table-cell>
          <table:table-cell table:style-name="ce119" office:value-type="string">
            <text:p><text:span text:style-name="T9">- Start the application on mobile </text:span><text:span text:style-name="T9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  <text:p>- Touch on the [Close] button on the navigation bar.</text:p>
          </table:table-cell>
          <table:table-cell table:style-name="ce119" office:value-type="string">
            <text:p>- Chat application will closed and back to Home screen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4">
          <table:table-cell table:style-name="ce103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6" office:value-type="string">
            <text:p>SNF_ADR_CHA_2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Start</text:p>
          </table:table-cell>
          <table:table-cell table:style-name="ce58" office:value-type="string">
            <text:p>View Chat window</text:p>
          </table:table-cell>
          <table:table-cell table:style-name="ce121" office:value-type="string">
            <text:p>Step 1: Open Chat window</text:p>
          </table:table-cell>
          <table:table-cell table:style-name="ce119" office:value-type="string">
            <text:p><text:span text:style-name="T9">- Start the application on mobile </text:span><text:span text:style-name="T9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  <text:p>- Touch on <text:s/>any person in the contact list</text:p>
          </table:table-cell>
          <table:table-cell table:style-name="ce119" office:value-type="string">
            <text:p>- The chat window will be showed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8">
          <table:table-cell table:style-name="ce103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6" office:value-type="string">
            <text:p>SNF_ADR_CHA_2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Stop</text:p>
          </table:table-cell>
          <table:table-cell table:style-name="ce58" office:value-type="string">
            <text:p>Close Chat window</text:p>
          </table:table-cell>
          <table:table-cell table:style-name="ce121" office:value-type="string">
            <text:p>Step 1: Closing Chat window</text:p>
          </table:table-cell>
          <table:table-cell table:style-name="ce119" office:value-type="string">
            <text:p><text:span text:style-name="T9">- Start the application on mobile </text:span><text:span text:style-name="T9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  <text:p><text:span text:style-name="T8">- Touch on <text:s/>any person in the </text:span><text:span text:style-name="T8">contact list</text:span></text:p>
            <text:p>- Touch on [Close] button on the navigation bar</text:p>
          </table:table-cell>
          <table:table-cell table:style-name="ce119" office:value-type="string">
            <text:p>- Chat window will closed and back to Contact list screen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8">
          <table:table-cell table:style-name="ce103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6" office:value-type="string">
            <text:p>SNF_ADR_CHA_2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Type</text:p>
          </table:table-cell>
          <table:table-cell table:style-name="ce58" office:value-type="string">
            <text:p>Typing Message</text:p>
          </table:table-cell>
          <table:table-cell table:style-name="ce121" office:value-type="string">
            <text:p>Step 1: Typing message</text:p>
          </table:table-cell>
          <table:table-cell table:style-name="ce119" office:value-type="string">
            <text:p><text:span text:style-name="T9">- Start the application on mobile </text:span><text:span text:style-name="T9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  <text:p><text:span text:style-name="T8">- Touch on <text:s/>any person in the </text:span><text:span text:style-name="T8">contact list</text:span></text:p>
            <text:p>- Input message into text box on chat window</text:p>
          </table:table-cell>
          <table:table-cell table:style-name="ce119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9">
          <table:table-cell table:style-name="ce103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6" office:value-type="string">
            <text:p>SNF_ADR_CHA_2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Send</text:p>
          </table:table-cell>
          <table:table-cell table:style-name="ce58" office:value-type="string">
            <text:p>Send Message</text:p>
          </table:table-cell>
          <table:table-cell table:style-name="ce121" office:value-type="string">
            <text:p>Step 1: Sending message</text:p>
          </table:table-cell>
          <table:table-cell table:style-name="ce126" office:value-type="string">
            <text:p><text:span text:style-name="T9"><text:s/></text:span><text:span text:style-name="T9">Start the application on mobile </text:span><text:span text:style-name="T9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  <text:p><text:span text:style-name="T8">- Touch on <text:s/>any person in the </text:span><text:span text:style-name="T8">contact list</text:span></text:p>
            <text:p>- Typing some characters on chat window</text:p>
            <text:p>- Touch on the Send button.</text:p>
          </table:table-cell>
          <table:table-cell table:style-name="ce126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7">
          <table:table-cell table:style-name="ce103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6" office:value-type="string">
            <text:p>SNF_ADR_CHA_3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Reconnect</text:p>
          </table:table-cell>
          <table:table-cell table:style-name="ce58" office:value-type="string">
            <text:p>Back user chat previous</text:p>
          </table:table-cell>
          <table:table-cell table:style-name="ce121" office:value-type="string">
            <text:p>Step 1: Go back to chat with <text:s/>previous user.</text:p>
          </table:table-cell>
          <table:table-cell table:style-name="ce120" office:value-type="string">
            <text:p><text:span text:style-name="T9">- Start the application on mobile </text:span><text:span text:style-name="T9">device </text:span></text:p>
            <text:p><text:span text:style-name="T10">- Sign In with valid User </text:span><text:span text:style-name="T10">name/Password</text:span></text:p>
            <text:p><text:span text:style-name="T10">- Touch on [Chat] application on </text:span><text:span text:style-name="T10">Home page</text:span></text:p>
            <text:p><text:span text:style-name="T11">- In the contact list, select any </text:span><text:span text:style-name="T11">user to chat.</text:span></text:p>
            <text:p><text:span text:style-name="T11">- send some messages to him </text:span><text:span text:style-name="T11">(her)-first person</text:span></text:p>
            <text:p><text:span text:style-name="T11">- close the chat window to go </text:span><text:span text:style-name="T11">back the contact list.</text:span></text:p>
            <text:p><text:span text:style-name="T11">- select another user.</text:span></text:p>
            <text:p><text:span text:style-name="T11">- send some messages to him </text:span><text:span text:style-name="T11">(her)-second person</text:span></text:p>
            <text:p><text:span text:style-name="T11">- close the chat window to go </text:span><text:span text:style-name="T11">back the contact list again.</text:span></text:p>
            <text:p><text:span text:style-name="T11">- select the first user again.</text:span></text:p>
          </table:table-cell>
          <table:table-cell table:style-name="ce119" office:value-type="string">
            <text:p>- All the old message sent to first person (or message come from him) still remain on the chat window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4">
          <table:table-cell table:style-name="ce103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6" office:value-type="string">
            <text:p>SNF_ADR_CHA_3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Pending Message</text:p>
          </table:table-cell>
          <table:table-cell table:style-name="ce58" office:value-type="string">
            <text:p>Check notify message</text:p>
          </table:table-cell>
          <table:table-cell table:style-name="ce121" office:value-type="string">
            <text:p>Step 1: Check Notifying new message.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Chat] application on </text:span><text:span text:style-name="T8">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6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4">
          <table:table-cell table:style-name="ce103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6" office:value-type="string">
            <text:p>SNF_ADR_DOC_3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Launch</text:p>
          </table:table-cell>
          <table:table-cell table:style-name="ce58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</table:table-cell>
          <table:table-cell table:style-name="ce131" office:value-type="string">
            <text:p><text:span text:style-name="T8">- An Activity indicator will show </text:span><text:span text:style-name="T8">on the navigation bar to indicate </text:span><text:span text:style-name="T8">that the Documents application is </text:span><text:span text:style-name="T8">in the loading progress.</text:span></text:p>
            <text:p><text:span text:style-name="T8">- After loading progress finishes, </text:span><text:span text:style-name="T8">Documents application will be </text:span><text:span text:style-name="T8">showed on the screen with items </text:span><text:span text:style-name="T8">list in user's personal driver 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 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5">
          <table:table-cell table:style-name="ce103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6" office:value-type="string">
            <text:p>SNF_ADR_DOC_3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Close</text:p>
          </table:table-cell>
          <table:table-cell table:style-name="ce58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- then touch on [Close] button on Navigation bar</text:p>
          </table:table-cell>
          <table:table-cell table:style-name="ce131" office:value-type="string">
            <text:p><text:span text:style-name="T8">- An Activity indicator will show </text:span><text:span text:style-name="T8">on the navigation bar to indicate </text:span><text:span text:style-name="T8">that the Documents application is </text:span><text:span text:style-name="T8">in the loading progress.</text:span></text:p>
            <text:p><text:span text:style-name="T8">- After loading progress finishes, </text:span><text:span text:style-name="T8">Documents application will be </text:span><text:span text:style-name="T8">showed on the screen with items </text:span><text:span text:style-name="T8">list in user's personal driver 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9">
          <table:table-cell table:style-name="ce103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6" office:value-type="string">
            <text:p>SNF_ADR_DOC_3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Navigate/View</text:p>
          </table:table-cell>
          <table:table-cell table:style-name="ce58" office:value-type="string">
            <text:p>View <text:s/>Folder</text:p>
          </table:table-cell>
          <table:table-cell table:style-name="ce122" office:value-type="string">
            <text:p>Step 1: Open a Folder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- Touch on any item with folder icon.</text:p>
          </table:table-cell>
          <table:table-cell table:style-name="ce131" office:value-type="string">
            <text:p><text:span text:style-name="T8">- An Activity indicator will show </text:span><text:span text:style-name="T8">on the navigation bar to indicate </text:span><text:span text:style-name="T8">that items in the folder are in the </text:span><text:span text:style-name="T8">loading progress.</text:span></text:p>
            <text:p><text:span text:style-name="T8">- After loading progress finishes, </text:span><text:span text:style-name="T8">items in this folder will be </text:span><text:span text:style-name="T8">showed.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6">
          <table:table-cell table:style-name="ce103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6" office:value-type="string">
            <text:p>SNF_ADR_DOC_3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Back to Folder List</text:p>
          </table:table-cell>
          <table:table-cell table:style-name="ce58" office:value-type="string">
            <text:p>Back Folder List </text:p>
          </table:table-cell>
          <table:table-cell table:style-name="ce122" office:value-type="string">
            <text:p>Step 1: Go back to the previous folder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<text:span text:style-name="T8">- Touch on any item with folder </text:span><text:span text:style-name="T8">icon.</text:span></text:p>
            <text:p>- Touch on the Back button on the navigation bar.</text:p>
          </table:table-cell>
          <table:table-cell table:style-name="ce131" office:value-type="string">
            <text:p><text:span text:style-name="T8">- An Activity indicator will show </text:span><text:span text:style-name="T8">on the navigation bar to indicate </text:span><text:span text:style-name="T8">that it is in the loading progress.</text:span></text:p>
            <text:p><text:span text:style-name="T8">- Then Documents application </text:span><text:span text:style-name="T8">will be showed on the screen </text:span><text:span text:style-name="T8">with items list in user's personal </text:span><text:span text:style-name="T8">driver </text:span></text:p>
            <text:p><text:span text:style-name="T8">- Folder items will be showed </text:span><text:span text:style-name="T8">with folder icon.</text:span></text:p>
            <text:p><text:span text:style-name="T8">- File items will be showed with </text:span><text:span text:style-name="T8">icon suitable with file format.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7">
          <table:table-cell table:style-name="ce103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6" office:value-type="string">
            <text:p>SNF_ADR_DOC_3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View Content</text:p>
          </table:table-cell>
          <table:table-cell table:style-name="ce58" office:value-type="string">
            <text:p>View a File</text:p>
          </table:table-cell>
          <table:table-cell table:style-name="ce122" office:value-type="string">
            <text:p>Step 1: Open a File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8">
          <table:table-cell table:style-name="ce103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6" office:value-type="string">
            <text:p>SNF_ADR_DOC_3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showing action dialog</text:p>
          </table:table-cell>
          <table:table-cell table:style-name="ce58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9">
          <table:table-cell table:style-name="ce103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6" office:value-type="string">
            <text:p>SNF_ADR_DOC_3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closing action dialog</text:p>
          </table:table-cell>
          <table:table-cell table:style-name="ce58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<text:span text:style-name="T8">- Touch on the actions button of </text:span><text:span text:style-name="T8">each item to show the action </text:span><text:span text:style-name="T8">dialog</text:span></text:p>
            <text:p>- then touch on the [Close] <text:s/>button </text:p>
          </table:table-cell>
          <table:table-cell table:style-name="ce131" office:value-type="string">
            <text:p>- The action dialog will be hidde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0">
          <table:table-cell table:style-name="ce103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6" office:value-type="string">
            <text:p>SNF_ADR_DOC_3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Delete</text:p>
          </table:table-cell>
          <table:table-cell table:style-name="ce58" office:value-type="string">
            <text:p>Delete a File/Folder</text:p>
          </table:table-cell>
          <table:table-cell table:style-name="ce122" office:value-type="string">
            <text:p>Step 1: Deleting File/folder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<text:span text:style-name="T8">- Touch on the actions button of </text:span><text:span text:style-name="T8">File/Folder that want to delete </text:span><text:span text:style-name="T8">and select "delete" action on </text:span><text:span text:style-name="T8">menu</text:span></text:p>
          </table:table-cell>
          <table:table-cell table:style-name="ce131" office:value-type="string">
            <text:p>- Selected File/Folder item will be deleted and removed from list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1">
          <table:table-cell table:style-name="ce103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6" office:value-type="string">
            <text:p>SNF_ADR_DOC_4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Copy</text:p>
          </table:table-cell>
          <table:table-cell table:style-name="ce58" office:value-type="string">
            <text:p>Copy/Paste a File/Folder</text:p>
          </table:table-cell>
          <table:table-cell table:style-name="ce122" office:value-type="string">
            <text:p>Step 1: Copying File/Folder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<text:span text:style-name="T8">- Touch on the [Actions] button of </text:span><text:span text:style-name="T8">File/Folder that want to delete </text:span><text:span text:style-name="T8">and select [copy] action on menu</text:span></text:p>
            <text:p>- then touch on [Action] button of another folder and select [Paste] action.</text:p>
          </table:table-cell>
          <table:table-cell table:style-name="ce131" office:value-type="string">
            <text:p>- The item will be copied to the new folder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2">
          <table:table-cell table:style-name="ce103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6" office:value-type="string">
            <text:p>SNF_ADR_DOC_4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Move</text:p>
          </table:table-cell>
          <table:table-cell table:style-name="ce58" office:value-type="string">
            <text:p>Cut/Paste a File/Folder</text:p>
          </table:table-cell>
          <table:table-cell table:style-name="ce122" office:value-type="string">
            <text:p>Step 1: Moving File/Folder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<text:span text:style-name="T8">- Touch on the [Actions] button of </text:span><text:span text:style-name="T8">File/Folder that want to delete </text:span><text:span text:style-name="T8">and select [cut] action on menu</text:span></text:p>
            <text:p>- then touch on [Action] button of another folder and select [Paste] action.</text:p>
          </table:table-cell>
          <table:table-cell table:style-name="ce131" office:value-type="string">
            <text:p>- The item will be moved to the new folder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8">
          <table:table-cell table:style-name="ce103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6" office:value-type="string">
            <text:p>SNF_ADR_DOC_4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Take Picture</text:p>
          </table:table-cell>
          <table:table-cell table:style-name="ce58" office:value-type="string">
            <text:p>Take a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<text:span text:style-name="T12">- Start the application on mobile </text:span><text:span text:style-name="T12">device </text:span></text:p>
            <text:p><text:span text:style-name="T8">- Sign In with valid User </text:span><text:span text:style-name="T8">name/Password</text:span></text:p>
            <text:p><text:span text:style-name="T8">- Touch on [Documents] </text:span><text:span text:style-name="T8">application on Home page</text:span></text:p>
            <text:p><text:span text:style-name="T8">- Touch on the [Actions] button of </text:span><text:span text:style-name="T8">File/Folder that want to delete </text:span><text:span text:style-name="T8">and select [take a picture] action </text:span><text:span text:style-name="T8">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>
          <table:table-cell table:number-columns-repeated="8"/>
          <table:table-cell table:style-name="ce91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7">
          <table:table-cell table:number-columns-repeated="9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>
          <table:table-cell table:style-name="ce100" table:number-columns-repeated="3"/>
          <table:table-cell table:style-name="ce113"/>
          <table:table-cell table:style-name="ce117"/>
          <table:table-cell table:style-name="ce124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8">
          <table:table-cell table:style-name="ce100" table:number-columns-repeated="3"/>
          <table:table-cell table:style-name="ce113"/>
          <table:table-cell table:style-name="ce117"/>
          <table:table-cell table:style-name="ce100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3">
          <table:table-cell table:style-name="ce100" table:number-columns-repeated="3"/>
          <table:table-cell table:style-name="ce113"/>
          <table:table-cell table:style-name="ce117"/>
          <table:table-cell table:style-name="ce100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2">
          <table:table-cell table:style-name="ce100" table:number-columns-repeated="3"/>
          <table:table-cell table:style-name="ce113"/>
          <table:table-cell table:style-name="ce117"/>
          <table:table-cell table:style-name="ce100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17">
          <table:table-cell table:number-columns-repeated="9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00" table:number-columns-repeated="247"/>
        </table:table-row>
        <table:table-row table:style-name="ro9" table:number-rows-repeated="1048446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6"/>
        <table:table-column table:style-name="co19" table:default-cell-style-name="ce126"/>
        <table:table-column table:style-name="co20" table:default-cell-style-name="ce122"/>
        <table:table-column table:style-name="co21" table:default-cell-style-name="ce58"/>
        <table:table-column table:style-name="co22" table:default-cell-style-name="ce126"/>
        <table:table-column table:style-name="co8" table:default-cell-style-name="ce149"/>
        <table:table-column table:style-name="co8" table:number-columns-repeated="243" table:default-cell-style-name="ce150"/>
        <table:table-row table:style-name="ro44">
          <table:table-cell table:style-name="ce144" office:value-type="string" table:number-columns-spanned="5" table:number-rows-spanned="2">
            <text:p>Android Sniff Test List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44">
          <table:covered-table-cell table:style-name="ce1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5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26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26" office:value-type="string">
            <text:p>Authenticate</text:p>
          </table:table-cell>
          <table:table-cell table:style-name="ce54" office:value-type="string">
            <text:p>Sign in an eXo server with valid user/password</text:p>
          </table:table-cell>
          <table:table-cell/>
          <table:table-cell table:formula="of:=SUMPRODUCT(([SniffTest.B$7:SniffTest.B$922]=[.$A4])*([SniffTest.A$7:SniffTest.A$922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26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26" office:value-type="string">
            <text:p>Authenticate</text:p>
          </table:table-cell>
          <table:table-cell table:style-name="ce54" office:value-type="string">
            <text:p>Sign in an eXo server with invalid user name</text:p>
          </table:table-cell>
          <table:table-cell/>
          <table:table-cell table:formula="of:=SUMPRODUCT(([SniffTest.B$7:SniffTest.B$922]=[.$A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26" office:value-type="string">
            <text:p>Authenticate</text:p>
          </table:table-cell>
          <table:table-cell table:style-name="ce54" office:value-type="string">
            <text:p>Sign in an eXo server with invalid password</text:p>
          </table:table-cell>
          <table:table-cell/>
          <table:table-cell table:formula="of:=SUMPRODUCT(([SniffTest.B$7:SniffTest.B$922]=[.$A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LGO_04</text:p>
          </table:table-cell>
          <table:table-cell office:value-type="string">
            <text:p>Android</text:p>
          </table:table-cell>
          <table:table-cell table:style-name="ce126" office:value-type="string">
            <text:p>Authenticate</text:p>
          </table:table-cell>
          <table:table-cell table:style-name="ce54" office:value-type="string">
            <text:p>Logout of Home screen</text:p>
          </table:table-cell>
          <table:table-cell table:style-name="ce148"/>
          <table:table-cell table:formula="of:=SUMPRODUCT(([SniffTest.B$7:SniffTest.B$922]=[.$A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SET_05</text:p>
          </table:table-cell>
          <table:table-cell office:value-type="string">
            <text:p>Android</text:p>
          </table:table-cell>
          <table:table-cell table:style-name="ce126" office:value-type="string">
            <text:p>Setting</text:p>
          </table:table-cell>
          <table:table-cell table:style-name="ce54" office:value-type="string">
            <text:p>Display Setting screen</text:p>
          </table:table-cell>
          <table:table-cell table:style-name="ce148"/>
          <table:table-cell table:formula="of:=SUMPRODUCT(([SniffTest.B$7:SniffTest.B$922]=[.$A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SEV_06</text:p>
          </table:table-cell>
          <table:table-cell office:value-type="string">
            <text:p>Android</text:p>
          </table:table-cell>
          <table:table-cell table:style-name="ce126" office:value-type="string">
            <text:p>Sever List</text:p>
          </table:table-cell>
          <table:table-cell table:style-name="ce54" office:value-type="string">
            <text:p>Change server</text:p>
          </table:table-cell>
          <table:table-cell/>
          <table:table-cell table:formula="of:=SUMPRODUCT(([SniffTest.B$7:SniffTest.B$922]=[.$A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46">
          <table:table-cell office:value-type="string">
            <text:p>SNF_ADR_SEV_07</text:p>
          </table:table-cell>
          <table:table-cell office:value-type="string">
            <text:p>Android</text:p>
          </table:table-cell>
          <table:table-cell table:style-name="ce126" office:value-type="string">
            <text:p>Sever List</text:p>
          </table:table-cell>
          <table:table-cell table:style-name="ce54" office:value-type="string">
            <text:p>Try to modify the selected server after being authenticate</text:p>
          </table:table-cell>
          <table:table-cell/>
          <table:table-cell table:formula="of:=SUMPRODUCT(([SniffTest.B$7:SniffTest.B$922]=[.$A1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SEV_08</text:p>
          </table:table-cell>
          <table:table-cell office:value-type="string">
            <text:p>Android</text:p>
          </table:table-cell>
          <table:table-cell table:style-name="ce126" office:value-type="string">
            <text:p>Sever List</text:p>
          </table:table-cell>
          <table:table-cell table:style-name="ce55" office:value-type="string">
            <text:p>Add a server into the list</text:p>
          </table:table-cell>
          <table:table-cell/>
          <table:table-cell table:formula="of:=SUMPRODUCT(([SniffTest.B$7:SniffTest.B$922]=[.$A1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SEV_09</text:p>
          </table:table-cell>
          <table:table-cell office:value-type="string">
            <text:p>Android</text:p>
          </table:table-cell>
          <table:table-cell table:style-name="ce126" office:value-type="string">
            <text:p>Sever List</text:p>
          </table:table-cell>
          <table:table-cell table:style-name="ce56" office:value-type="string">
            <text:p>Add an existing server</text:p>
          </table:table-cell>
          <table:table-cell/>
          <table:table-cell table:formula="of:=SUMPRODUCT(([SniffTest.B$7:SniffTest.B$922]=[.$A1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SEV_10</text:p>
          </table:table-cell>
          <table:table-cell office:value-type="string">
            <text:p>Android</text:p>
          </table:table-cell>
          <table:table-cell table:style-name="ce126" office:value-type="string">
            <text:p>Sever List</text:p>
          </table:table-cell>
          <table:table-cell table:style-name="ce56" office:value-type="string">
            <text:p>Edit a server</text:p>
          </table:table-cell>
          <table:table-cell/>
          <table:table-cell table:formula="of:=SUMPRODUCT(([SniffTest.B$7:SniffTest.B$922]=[.$A1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SEV_11</text:p>
          </table:table-cell>
          <table:table-cell office:value-type="string">
            <text:p>Android</text:p>
          </table:table-cell>
          <table:table-cell table:style-name="ce126" office:value-type="string">
            <text:p>Sever List</text:p>
          </table:table-cell>
          <table:table-cell table:style-name="ce56" office:value-type="string">
            <text:p>Delete a server</text:p>
          </table:table-cell>
          <table:table-cell/>
          <table:table-cell table:formula="of:=SUMPRODUCT(([SniffTest.B$7:SniffTest.B$922]=[.$A1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ADR_LAG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7" office:value-type="string">
            <text:p>Setting language</text:p>
          </table:table-cell>
          <table:table-cell table:style-name="ce148"/>
          <table:table-cell table:formula="of:=SUMPRODUCT(([SniffTest.B$7:SniffTest.B$922]=[.$A1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GUI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2]=[.$A1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HOM_14</text:p>
          </table:table-cell>
          <table:table-cell office:value-type="string">
            <text:p>Android</text:p>
          </table:table-cell>
          <table:table-cell table:style-name="Default"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22]=[.$A1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APP_15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Add Application to Home screen</text:p>
          </table:table-cell>
          <table:table-cell/>
          <table:table-cell table:formula="of:=SUMPRODUCT(([SniffTest.B$7:SniffTest.B$922]=[.$A1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APP_16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Remove Application on Home screen</text:p>
          </table:table-cell>
          <table:table-cell/>
          <table:table-cell table:formula="of:=SUMPRODUCT(([SniffTest.B$7:SniffTest.B$922]=[.$A1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APP_17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Move Application on Home screen</text:p>
          </table:table-cell>
          <table:table-cell/>
          <table:table-cell table:formula="of:=SUMPRODUCT(([SniffTest.B$7:SniffTest.B$922]=[.$A2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APP_18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22]=[.$A2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AB_19</text:p>
          </table:table-cell>
          <table:table-cell office:value-type="string">
            <text:p>Android</text:p>
          </table:table-cell>
          <table:table-cell table:style-name="ce126"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22]=[.$A2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AB_20</text:p>
          </table:table-cell>
          <table:table-cell office:value-type="string">
            <text:p>Android</text:p>
          </table:table-cell>
          <table:table-cell table:style-name="ce126"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22]=[.$A2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AB_21</text:p>
          </table:table-cell>
          <table:table-cell office:value-type="string">
            <text:p>Android</text:p>
          </table:table-cell>
          <table:table-cell table:style-name="ce126"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22]=[.$A2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AB_22</text:p>
          </table:table-cell>
          <table:table-cell office:value-type="string">
            <text:p>Android</text:p>
          </table:table-cell>
          <table:table-cell table:style-name="ce126"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22]=[.$A2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AB_23</text:p>
          </table:table-cell>
          <table:table-cell office:value-type="string">
            <text:p>Android</text:p>
          </table:table-cell>
          <table:table-cell table:style-name="ce126"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2]=[.$A2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CHA_24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2]=[.$A2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CHA_25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2]=[.$A2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26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2]=[.$A2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27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2]=[.$A3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28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2]=[.$A3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29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2]=[.$A3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30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22]=[.$A3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3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22]=[.$A3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DOC_3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22]=[.$A3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DOC_3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22]=[.$A36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3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22]=[.$A37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3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22]=[.$A38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3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2]=[.$A39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DOC_3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22]=[.$A40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26">
          <table:table-cell office:value-type="string">
            <text:p>SNF_ADR_DOC_3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22]=[.$A41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3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22]=[.$A42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4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2]=[.$A43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4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2]=[.$A44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4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22]=[.$A45])*([SniffTest.A$7:SniffTest.A$922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4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35" table:formula="of:=SUM([.F4:.F45])" office:value-type="float" office:value="42">
            <text:p>42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6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7T16:37:51</dc:date>
    <meta:editing-cycles>816</meta:editing-cycles>
    <meta:editing-duration>PT295H39M52S</meta:editing-duration>
    <dc:creator>exoplatform </dc:creator>
    <meta:document-statistic meta:table-count="4" meta:cell-count="800" meta:object-count="5"/>
    <meta:user-defined meta:name="Info 1"/>
    <meta:user-defined meta:name="Info 2"/>
    <meta:user-defined meta:name="Info 3"/>
    <meta:user-defined meta:name="Info 4"/>
  </office:meta>
</office:document-meta>
</file>